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3.3465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1.0271in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1.8729in" style:rel-column-width="18338*"/>
    </style:style>
    <style:style style:name="Tableau2.B" style:family="table-column">
      <style:table-column-properties style:column-width="1.3104in" style:rel-column-width="12830*"/>
    </style:style>
    <style:style style:name="Tableau2.C" style:family="table-column">
      <style:table-column-properties style:column-width="1.1236in" style:rel-column-width="11001*"/>
    </style:style>
    <style:style style:name="Tableau2.D" style:family="table-column">
      <style:table-column-properties style:column-width="1.1938in" style:rel-column-width="11688*"/>
    </style:style>
    <style:style style:name="Tableau2.E" style:family="table-column">
      <style:table-column-properties style:column-width="1.1924in" style:rel-column-width="11678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text-properties style:font-name="Fira Sans" officeooo:rsid="00045e58" officeooo:paragraph-rsid="00045e58"/>
    </style:style>
    <style:style style:name="P2" style:family="paragraph" style:parent-style-name="Table_20_Contents">
      <style:paragraph-properties fo:text-align="center" style:justify-single-word="false"/>
      <style:text-properties style:font-name="Fira Sans" officeooo:rsid="00045e58" officeooo:paragraph-rsid="00045e58"/>
    </style:style>
    <style:style style:name="P3" style:family="paragraph" style:parent-style-name="Table_20_Contents">
      <style:text-properties style:font-name="Fira Sans" officeooo:rsid="00066264" officeooo:paragraph-rsid="00066264"/>
    </style:style>
    <style:style style:name="P4" style:family="paragraph" style:parent-style-name="Table_20_Contents">
      <style:text-properties style:font-name="Fira Sans" fo:font-weight="bold" officeooo:rsid="00045e58" officeooo:paragraph-rsid="00045e58" style:font-weight-asian="bold" style:font-weight-complex="bold"/>
    </style:style>
    <style:style style:name="P5" style:family="paragraph" style:parent-style-name="Table_20_Contents">
      <style:text-properties style:font-name="Fira Sans" fo:font-weight="normal" officeooo:rsid="000682c4" officeooo:paragraph-rsid="000682c4" style:font-weight-asian="normal" style:font-weight-complex="normal"/>
    </style:style>
    <style:style style:name="P6" style:family="paragraph" style:parent-style-name="Table_20_Contents">
      <style:text-properties style:font-name="Fira Sans" fo:font-weight="normal" officeooo:rsid="000b0942" officeooo:paragraph-rsid="000b0942" style:font-weight-asian="normal" style:font-weight-complex="normal"/>
    </style:style>
    <style:style style:name="P7" style:family="paragraph" style:parent-style-name="Table_20_Contents">
      <style:text-properties style:font-name="Fira Sans" officeooo:rsid="000853b6" officeooo:paragraph-rsid="000853b6"/>
    </style:style>
    <style:style style:name="P8" style:family="paragraph" style:parent-style-name="Table_20_Contents">
      <style:paragraph-properties fo:text-align="center" style:justify-single-word="false"/>
      <style:text-properties style:font-name="Fira Sans" officeooo:rsid="000853b6" officeooo:paragraph-rsid="000853b6"/>
    </style:style>
    <style:style style:name="P9" style:family="paragraph" style:parent-style-name="Standard">
      <style:text-properties fo:color="#1c99e0" loext:opacity="100%" style:font-name="Fira Sans" fo:font-size="14pt" officeooo:rsid="00045e58" officeooo:paragraph-rsid="00045e58" style:font-size-asian="14pt" style:font-size-complex="14pt"/>
    </style:style>
    <style:style style:name="P10" style:family="paragraph" style:parent-style-name="Standard">
      <style:text-properties fo:color="#1c99e0" loext:opacity="100%" style:font-name="Fira Sans" fo:font-size="13pt" fo:font-weight="normal" officeooo:rsid="00045e58" officeooo:paragraph-rsid="00045e58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1c99e0" loext:opacity="100%" style:font-name="Fira Sans" fo:font-size="13pt" officeooo:rsid="00045e58" officeooo:paragraph-rsid="00045e58" style:font-size-asian="13pt" style:font-size-complex="13pt"/>
    </style:style>
    <style:style style:name="P12" style:family="paragraph" style:parent-style-name="Table_20_Contents">
      <style:text-properties style:font-name="Fira Sans" officeooo:rsid="0010387f" officeooo:paragraph-rsid="0010387f"/>
    </style:style>
    <style:style style:name="P13" style:family="paragraph" style:parent-style-name="Table_20_Contents">
      <style:text-properties style:font-name="Fira Sans" officeooo:rsid="00120749" officeooo:paragraph-rsid="00120749"/>
    </style:style>
    <style:style style:name="P14" style:family="paragraph" style:parent-style-name="Table_20_Contents">
      <style:paragraph-properties fo:text-align="center" style:justify-single-word="false"/>
      <style:text-properties style:font-name="Fira Sans" officeooo:rsid="00120749" officeooo:paragraph-rsid="00120749"/>
    </style:style>
    <style:style style:name="P15" style:family="paragraph" style:parent-style-name="Standard">
      <style:text-properties style:font-name="Fira Sans" officeooo:rsid="00045e58" officeooo:paragraph-rsid="00045e58"/>
    </style:style>
    <style:style style:name="T1" style:family="text">
      <style:text-properties officeooo:rsid="000b0942"/>
    </style:style>
    <style:style style:name="T2" style:family="text">
      <style:text-properties officeooo:rsid="000e3c14"/>
    </style:style>
    <style:style style:name="T3" style:family="text">
      <style:text-properties officeooo:rsid="0010387f"/>
    </style:style>
    <style:style style:name="T4" style:family="text">
      <style:text-properties officeooo:rsid="00120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t <text:span text:style-name="T2">Indéfini</text:span> – Compte rendu n°<text:span text:style-name="T3">2</text:span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Motif / type de réunion:</text:p>
            <text:p text:style-name="P12">Finaliser l’idée, répartir tâches gestion de projet</text:p>
          </table:table-cell>
          <table:table-cell table:style-name="Tableau1.A1" office:value-type="string">
            <text:p text:style-name="P4">Lieu:</text:p>
            <text:p text:style-name="P3">Telecom Nancy</text:p>
          </table:table-cell>
        </table:table-row>
        <table:table-row table:style-name="Tableau1.2">
          <table:table-cell table:style-name="Tableau1.A1" office:value-type="string">
            <text:p text:style-name="P4">Présent(s) (retard/excusés)</text:p>
            <text:p text:style-name="P5">TEMPESTINI Terry</text:p>
            <text:p text:style-name="P5">DEVEAUX Paul</text:p>
            <text:p text:style-name="P5">HORNBERGER Théo</text:p>
            <text:p text:style-name="P5">ARIES Lucas</text:p>
          </table:table-cell>
          <table:table-cell table:style-name="Tableau1.A1" office:value-type="string">
            <text:p text:style-name="P4">Date / heure de début /</text:p>
            <text:p text:style-name="P4">durée:</text:p>
            <text:p text:style-name="P5">1<text:span text:style-name="T3">4</text:span> octobre 2022</text:p>
            <text:p text:style-name="P5"><text:span text:style-name="T1">début </text:span>13h</text:p>
            <text:p text:style-name="P6">fin 14h</text:p>
          </table:table-cell>
        </table:table-row>
      </table:table>
      <text:p text:style-name="P1"/>
      <text:p text:style-name="P10">Ordre du jour :</text:p>
      <text:p text:style-name="P1">- <text:span text:style-name="T4">Définir clairement l’idée d’application</text:span></text:p>
      <text:p text:style-name="P1">- <text:span text:style-name="T4">Répartir les différentes tâches</text:span></text:p>
      <text:p text:style-name="P11"/>
      <text:p text:style-name="P11">Todo List 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">Description</text:p>
          </table:table-cell>
          <table:table-cell table:style-name="Tableau2.A1" office:value-type="string">
            <text:p text:style-name="P2">Responsable</text:p>
          </table:table-cell>
          <table:table-cell table:style-name="Tableau2.A1" office:value-type="string">
            <text:p text:style-name="P2">Délai</text:p>
          </table:table-cell>
          <table:table-cell table:style-name="Tableau2.A1" office:value-type="string">
            <text:p text:style-name="P2">Livrable</text:p>
          </table:table-cell>
          <table:table-cell table:style-name="Tableau2.A1" office:value-type="string">
            <text:p text:style-name="P2">Validé par</text:p>
          </table:table-cell>
        </table:table-row>
        <table:table-row>
          <table:table-cell table:style-name="Tableau2.A1" office:value-type="string">
            <text:p text:style-name="P13">État de l’art</text:p>
          </table:table-cell>
          <table:table-cell table:style-name="Tableau2.A1" office:value-type="string">
            <text:p text:style-name="P14">Terry, Théo</text:p>
          </table:table-cell>
          <table:table-cell table:style-name="Tableau2.A1" office:value-type="string">
            <text:p text:style-name="P7"><text:span text:style-name="T4">3</text:span> jour</text:p>
          </table:table-cell>
          <table:table-cell table:style-name="Tableau2.A1" office:value-type="string">
            <text:p text:style-name="P14">Document (Analyse de l’existant)</text:p>
          </table:table-cell>
          <table:table-cell table:style-name="Tableau2.A1" office:value-type="string">
            <text:p text:style-name="P14">x</text:p>
          </table:table-cell>
        </table:table-row>
        <table:table-row>
          <table:table-cell table:style-name="Tableau2.A1" office:value-type="string">
            <text:p text:style-name="P13">Gestion de projet</text:p>
          </table:table-cell>
          <table:table-cell table:style-name="Tableau2.A1" office:value-type="string">
            <text:p text:style-name="P14">Paul Lucas</text:p>
          </table:table-cell>
          <table:table-cell table:style-name="Tableau2.A1" office:value-type="string">
            <text:p text:style-name="P7"><text:span text:style-name="T4">3 </text:span>jour</text:p>
          </table:table-cell>
          <table:table-cell table:style-name="Tableau2.A1" office:value-type="string">
            <text:p text:style-name="P14">SWOT, charte de projet, todo-list)</text:p>
          </table:table-cell>
          <table:table-cell table:style-name="Tableau2.A1" office:value-type="string">
            <text:p text:style-name="P8">x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4:26:54.147294096</meta:creation-date>
    <dc:date>2022-10-13T15:43:16.398240953</dc:date>
    <meta:editing-duration>PT22M48S</meta:editing-duration>
    <meta:editing-cycles>9</meta:editing-cycles>
    <meta:generator>LibreOffice/7.3.6.2$Linux_X86_64 LibreOffice_project/30$Build-2</meta:generator>
    <meta:document-statistic meta:table-count="2" meta:image-count="0" meta:object-count="0" meta:page-count="1" meta:paragraph-count="34" meta:word-count="92" meta:character-count="544" meta:non-whitespace-character-count="485"/>
  </office:meta>
</office:document-meta>
</file>